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9e8" officeooo:paragraph-rsid="000979e8"/>
    </style:style>
    <style:style style:name="P2" style:family="paragraph" style:parent-style-name="Standard">
      <style:text-properties fo:font-weight="bold" officeooo:rsid="000979e8" officeooo:paragraph-rsid="000979e8" style:font-weight-asian="bold" style:font-weight-complex="bold"/>
    </style:style>
    <style:style style:name="P3" style:family="paragraph" style:parent-style-name="Standard">
      <style:text-properties officeooo:rsid="000979e8" officeooo:paragraph-rsid="000979e8"/>
    </style:style>
    <style:style style:name="P4" style:family="paragraph" style:parent-style-name="Standard">
      <style:text-properties officeooo:rsid="000979e8" officeooo:paragraph-rsid="000ab3c1"/>
    </style:style>
    <style:style style:name="P5" style:family="paragraph" style:parent-style-name="Standard">
      <style:text-properties officeooo:rsid="000ab3c1" officeooo:paragraph-rsid="000ab3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vironment for the Resnet CNN MRI paper code</text:p>
      <text:p text:style-name="P1"/>
      <text:p text:style-name="P1"><text:s/></text:p>
      <text:p text:style-name="P1">* Name of the environment: ResnetCnnMRI2.7 </text:p>
      <text:p text:style-name="P1"/>
      <text:p text:style-name="P1">* Python version: 2.7</text:p>
      <text:p text:style-name="P1"/>
      <text:p text:style-name="P4">* Packages installed</text:p>
      <text:p text:style-name="P4">As in the requirements.txt file published by the paper’s authors:</text:p>
      <text:p text:style-name="P5"/>
      <text:p text:style-name="P5">(1) ipykernel==4.5.0</text:p>
      <text:p text:style-name="P5">(2) ipython==5.1.0</text:p>
      <text:p text:style-name="P5">(3) ipython-genutils==0.1.0</text:p>
      <text:p text:style-name="P5">(4) ipywidgets==5.2.2</text:p>
      <text:p text:style-name="P5">(5) jupyter==1.0.0</text:p>
      <text:p text:style-name="P5">(6) jupyter-client==4.4.0</text:p>
      <text:p text:style-name="P5">(7) jupyter-console==5.0.0</text:p>
      <text:p text:style-name="P5">(8) jupyter-core==4.2.0</text:p>
      <text:p text:style-name="P5">(9) -e git+https://github.com/Lasagne/Lasagne.git@996bf64c0aec6d481044495800b461cc62040041#egg=Lasagne</text:p>
      <text:p text:style-name="P5">(10) matplotlib==1.5.3</text:p>
      <text:p text:style-name="P5">(11) nbconvert==4.2.0</text:p>
      <text:p text:style-name="P5">(12) nbformat==4.1.0</text:p>
      <text:p text:style-name="P5">(13) nibabel==2.1.0</text:p>
      <text:p text:style-name="P5">(14) nipype==0.12.1</text:p>
      <text:p text:style-name="P5">(15) notebook==4.2.3</text:p>
      <text:p text:style-name="P5">(16) numpy==1.11.2</text:p>
      <text:p text:style-name="P5">(17) pandas==0.19.0</text:p>
      <text:p text:style-name="P5">(18) scikit-image==0.12.3</text:p>
      <text:p text:style-name="P5">(19) scikit-learn==0.18</text:p>
      <text:p text:style-name="P5">(20)scipy==0.18.1</text:p>
      <text:p text:style-name="P5">(21) seaborn==0.7.1</text:p>
      <text:p text:style-name="P5">(22) https://github.com/Theano/Theano/archive/master.zip</text:p>
      <text:p text:style-name="P5">(23) tqdm==4.8.4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42:39.386358471</meta:creation-date>
    <dc:date>2018-03-13T12:19:08.153904357</dc:date>
    <meta:editing-duration>PT25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77" meta:character-count="790" meta:non-whitespace-character-count="738"/>
  </office:meta>
</office:document-meta>
</file>